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office:value-type="string" calcext:value-type="string">
            <text:p>37.4ю</text:p>
          </table:table-cell>
          <table:table-cell table:style-name="Default" office:value-type="string" calcext:value-type="string">
            <text:p>2024.10.31 11.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57.443|</text:p>
          </table:table-cell>
          <table:table-cell table:number-columns-repeated="2"/>
          <table:table-cell office:value-type="string" calcext:value-type="string">
            <text:p>5744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44.64</text:p>
          </table:table-cell>
          <table:table-cell table:number-columns-repeated="2"/>
          <table:table-cell office:value-type="string" calcext:value-type="string">
            <text:p>3804.64-26.08=37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44.5516|</text:p>
          </table:table-cell>
          <table:table-cell table:number-columns-repeated="3"/>
          <table:table-cell office:value-type="string" calcext:value-type="string">
            <text:p>1888.75+3778.56=5667.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42.16</text:p>
          </table:table-cell>
          <table:table-cell table:number-columns-repeated="2"/>
          <table:table-cell office:value-type="string" calcext:value-type="string">
            <text:p>6595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7510.89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4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19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2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10481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office:forms form:automatic-focus="false" form:apply-design-mode="false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.00.0000</text:date>, <text:time style:data-style-name="N2" text:time-value="22:35:55.98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2-05T22:39:31.779000000</dc:date>
    <meta:editing-duration>P5DT13H48M9S</meta:editing-duration>
    <meta:editing-cycles>2154</meta:editing-cycles>
    <meta:document-statistic meta:table-count="4" meta:cell-count="11886" meta:object-count="0"/>
  </office:meta>
</office:document-meta>
</file>